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6b6" officeooo:paragraph-rsid="0007b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Attachment Up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7:27:05.597026809</meta:creation-date>
    <dc:date>2018-07-30T17:27:33.467508749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1.6.2$Linux_X86_64 LibreOffice_project/10m0$Build-2</meta:generator>
  </office:meta>
</office:document-meta>
</file>